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iti TC Light" svg:font-family="'Heiti TC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iti TC Light1" svg:font-family="'Heiti TC Light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margin-left="1in" fo:margin-right="0in" fo:text-indent="0.3335in" style:auto-text-indent="false"/>
    </style:style>
    <style:style style:name="P2" style:family="paragraph" style:parent-style-name="Standard">
      <style:paragraph-properties fo:margin-left="0.25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.25in" style:auto-text-indent="false"/>
    </style:style>
    <style:style style:name="P4" style:family="paragraph" style:parent-style-name="Standard">
      <style:paragraph-properties fo:margin-left="0in" fo:margin-right="0in" fo:text-indent="0.3335in" style:auto-text-indent="false"/>
    </style:style>
    <style:style style:name="P5" style:family="paragraph" style:parent-style-name="Standard">
      <style:paragraph-properties fo:margin-left="0.0984in" fo:margin-right="0in" fo:text-indent="0.2346in" style:auto-text-indent="false"/>
    </style:style>
    <style:style style:name="P6" style:family="paragraph" style:parent-style-name="List_20_Paragraph">
      <style:paragraph-properties fo:margin-left="0in" fo:margin-right="0in" fo:text-indent="0in" style:auto-text-indent="false"/>
    </style:style>
    <style:style style:name="P7" style:family="paragraph" style:parent-style-name="List_20_Paragraph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List_20_Paragraph" style:list-style-name="WWNum4">
      <style:text-properties fo:font-size="14pt" fo:font-weight="bold" style:font-size-asian="14pt" style:font-weight-asian="bold" style:font-size-complex="14pt"/>
    </style:style>
    <style:style style:name="P9" style:family="paragraph" style:parent-style-name="List_20_Paragraph" style:list-style-name="WWNum9"/>
    <style:style style:name="P10" style:family="paragraph" style:parent-style-name="List_20_Paragraph" style:list-style-name="WWNum9">
      <style:text-properties officeooo:paragraph-rsid="001fd18d"/>
    </style:style>
    <style:style style:name="P11" style:family="paragraph" style:parent-style-name="List_20_Paragraph" style:list-style-name="WWNum3">
      <style:paragraph-properties fo:margin-left="0in" fo:margin-right="0in" fo:text-indent="0in" style:auto-text-indent="false"/>
    </style:style>
    <style:style style:name="P12" style:family="paragraph" style:parent-style-name="List_20_Paragraph" style:list-style-name="WWNum3">
      <style:paragraph-properties fo:margin-left="0in" fo:margin-right="0in" fo:text-indent="0in" style:auto-text-indent="false"/>
      <style:text-properties officeooo:paragraph-rsid="001fd18d"/>
    </style:style>
    <style:style style:name="P13" style:family="paragraph" style:parent-style-name="List_20_Paragraph" style:list-style-name="WWNum7">
      <style:paragraph-properties fo:margin-left="0in" fo:margin-right="0in" fo:text-indent="0in" style:auto-text-indent="false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Standard">
      <style:text-properties officeooo:rsid="001fd18d" officeooo:paragraph-rsid="001fd18d"/>
    </style:style>
    <style:style style:name="P16" style:family="paragraph" style:parent-style-name="Standard">
      <style:text-properties officeooo:rsid="0020da09" officeooo:paragraph-rsid="0020da09"/>
    </style:style>
    <style:style style:name="P17" style:family="paragraph" style:parent-style-name="Standard">
      <style:text-properties officeooo:rsid="0022fbad" officeooo:paragraph-rsid="0022fbad"/>
    </style:style>
    <style:style style:name="T1" style:family="text">
      <style:text-properties officeooo:rsid="001e5686"/>
    </style:style>
    <style:style style:name="T2" style:family="text">
      <style:text-properties officeooo:rsid="001fd18d"/>
    </style:style>
    <style:style style:name="T3" style:family="text">
      <style:text-properties officeooo:rsid="0022708f"/>
    </style:style>
    <style:style style:name="T4" style:family="text">
      <style:text-properties officeooo:rsid="0024bb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LDS_HW3 <text:s/>Report</text:p>
      <text:p text:style-name="Standard">Group name : <text:s text:c="5"/></text:p>
      <text:p text:style-name="P1">城隍府ＹＥＥ</text:p>
      <text:p text:style-name="Standard">Student ID_Name : <text:s/></text:p>
      <text:p text:style-name="P1">B02901144__林呈翰</text:p>
      <text:p text:style-name="P1">B02901074__陳奕禎</text:p>
      <text:p text:style-name="Standard"><text:s text:c="16"/>B02901030__陳尚甫</text:p>
      <text:p text:style-name="Standard"><text:s text:c="16"/>B02901071__黃淞楓</text:p>
      <text:p text:style-name="Standard"/>
      <text:list xml:id="list5992550985505047708" text:style-name="WWNum4">
        <text:list-item>
          <text:p text:style-name="P8">組員貢獻</text:p>
        </text:list-item>
      </text:list>
      <text:p text:style-name="P2">林呈翰：transprob</text:p>
      <text:p text:style-name="P2">林呈翰，黃淞楓：修改readLabel</text:p>
      <text:p text:style-name="P3">陳奕禎，陳尚甫：viterbi</text:p>
      <text:p text:style-name="P3">黃淞楓：打報告</text:p>
      <text:p text:style-name="P3"/>
      <text:list xml:id="list235555491038332" text:continue-numbering="true" text:style-name="WWNum4">
        <text:list-item>
          <text:p text:style-name="P8">程式架構</text:p>
        </text:list-item>
      </text:list>
      <text:list xml:id="list4020303063250474289" text:style-name="WWNum3">
        <text:list-header>
          <text:p text:style-name="P12"/>
        </text:list-header>
        <text:list-item>
          <text:p text:style-name="P12">Data structure &amp; algorithm design</text:p>
        </text:list-item>
      </text:list>
      <text:list xml:id="list3012230903775685534" text:style-name="WWNum7">
        <text:list-header>
          <text:p text:style-name="P13"><text:span text:style-name="T3">(一)</text:span>hmmFunc.py</text:p>
        </text:list-header>
      </text:list>
      <text:p text:style-name="P4">functions: transprob，用於統計transmission probability。</text:p>
      <text:p text:style-name="Standard">(二) <text:s/>hmmMain.py</text:p>
      <text:p text:style-name="Standard"><text:tab/>functions: viterbi</text:p>
      <text:p text:style-name="Standard"><text:tab/>我們先將之前dnn測出來的48個column的output存入observationProb，以及transprob()跑出來的二維機率矩陣存入transMatrix，然後用forward()一步一步做viterbi並把機率和路徑分別記錄在value和trace裡面，再把最大機率的路徑存取並回傳</text:p>
      <text:p text:style-name="Standard">(三) <text:s/>IO.py</text:p>
      <text:p text:style-name="Standard"><text:tab/><text:span text:style-name="T1">modifying </text:span>functions: readTrainLabel, deleteSil</text:p>
      <text:p text:style-name="Standard"><text:tab/>將readTrainLabel的存取方式從dictionary改為二維list</text:p>
      <text:p text:style-name="Standard"><text:tab/>deleteSil則是把sentence裡的sil拿掉</text:p>
      <text:p text:style-name="Standard"/>
      <text:p text:style-name="P15">二、<text:tab/>Other details</text:p>
      <text:p text:style-name="P15">(一)我們的duration=3</text:p>
      <text:p text:style-name="P16">(二)我們後來採用prob{s_t|o_t}，如此一來的結果並沒有比經過貝氏定理後prob{o_t|s_t}差</text:p>
      <text:p text:style-name="P17">(三)</text:p>
      <text:p text:style-name="Standard"/>
      <text:list xml:id="list235555715435208" text:continue-list="list4020303063250474289" text:style-name="WWNum3">
        <text:list-header>
          <text:p text:style-name="P11"><text:span text:style-name="T2">三、<text:tab/></text:span>Comparison with DNN and RNN</text:p>
        </text:list-header>
      </text:list>
      <text:p text:style-name="P5">DNN只要有夠深夠多的neuron和夠多的時間就能得到好的效果，但RNN則很難train出來，有時候還會比DNN還差，HMM則是僅僅將DNN的結果進行修正，搭配字句之間的關聯性讓結果更接近人會說出的句子，因此跟RNN相比是能以較少的時間得到較好的效果。</text:p>
      <text:p text:style-name="P5"/>
      <text:p text:style-name="P6"/>
      <text:list xml:id="list235554021166977" text:continue-list="list235555491038332" text:style-name="WWNum4">
        <text:list-item>
          <text:p text:style-name="P8">實驗設計及結果</text:p>
        </text:list-item>
      </text:list>
      <text:p text:style-name="P7"/>
      <text:list xml:id="list196185057666762796" text:style-name="WWNum9">
        <text:list-item>
          <text:p text:style-name="P9"><text:span text:style-name="T4">HMM</text:span>結果：Kaggle上的score = 8.52027</text:p>
        </text:list-item>
        <text:list-item>
          <text:p text:style-name="P10"><text:soft-page-break/>與RNN比較：我們的RNN並沒有很好的結果，調過很多參數(learning rate, neuron數, NAG的momentum大小)計算出的cost都大於三</text:p>
        </text:list-item>
        <text:list-item>
          <text:p text:style-name="P10">與DNN比較：Kaggle score = 13.92632，HMM有較好的結果</text:p>
        </text:list-item>
        <text:list-item>
          <text:p text:style-name="P10"><text:bookmark text:name="_GoBack"/>與RNN+HMM比較：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iti TC Light" svg:font-family="'Heiti TC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iti TC Light1" svg:font-family="'Heiti TC Light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2pt" style:language-asian="zh" style:country-asian="TW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mbria" fo:font-size="12pt" fo:language="en" fo:country="US" style:letter-kerning="true" style:font-name-asian="Droid Sans Fallback" style:font-size-asian="12pt" style:language-asian="zh" style:country-asian="TW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Heiti TC Light" fo:font-family="'Heiti TC Light'" style:font-family-generic="roman" style:font-pitch="variable" fo:font-size="9pt" style:font-name-asian="Heiti TC Light1" style:font-family-asian="'Heiti TC Light'" style:font-family-generic-asian="system" style:font-pitch-asian="variable" style:font-size-asian="9pt" style:font-size-complex="9pt"/>
    </style:style>
    <style:style style:name="Default_20_Paragraph_20_Font" style:display-name="Default Paragraph Font" style:family="text"/>
    <style:style style:name="頁首_20_Char" style:display-name="頁首 Char" style:family="text" style:parent-style-name="Default_20_Paragraph_20_Font">
      <style:text-properties fo:font-size="10pt" style:font-size-asian="10pt" style:font-size-complex="10pt"/>
    </style:style>
    <style:style style:name="頁尾_20_Char" style:display-name="頁尾 Char" style:family="text" style:parent-style-name="Default_20_Paragraph_20_Font">
      <style:text-properties fo:font-size="10pt" style:font-size-asian="10pt" style:font-size-complex="10pt"/>
    </style:style>
    <style:style style:name="註解方塊文字_20_Char" style:display-name="註解方塊文字 Char" style:family="text" style:parent-style-name="Default_20_Paragraph_20_Font">
      <style:text-properties style:font-name="Heiti TC Light" fo:font-family="'Heiti TC Light'" style:font-family-generic="roman" style:font-pitch="variable" fo:font-size="9pt" style:font-name-asian="Heiti TC Light1" style:font-family-asian="'Heiti TC Light'" style:font-family-generic-asian="system" style:font-pitch-asian="variable" style:font-size-asian="9pt" style:font-size-complex="9pt"/>
    </style:style>
    <style:style style:name="ListLabel_20_1" style:display-name="ListLabel 1" style:family="text">
      <style:text-properties style:font-name-asian="新細明體" style:font-family-asian="新細明體" style:font-family-generic-asian="system" style:font-pitch-asian="variable"/>
    </style:style>
    <style:style style:name="ListLabel_20_2" style:display-name="ListLabel 2" style:family="text">
      <style:text-properties style:font-name-complex="DejaVu Sans" style:font-family-complex="'DejaVu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、" style:num-format="一, 二, 三, ...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（" style:num-suffix="）" style:num-format="一, 二, 三, ..." text:start-value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listtab" fo:text-indent="-0.5835in" fo:margin-left="0.5835in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（" style:num-suffix="）" style:num-format="一, 二, 三, ..." text:start-value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ListLabel_20_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36" style:layout-grid-base-height="0.1665in" style:layout-grid-ruby-height="0.111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</meta:initial-creator>
    <dc:creator>grtzsohalf </dc:creator>
    <meta:editing-cycles>20</meta:editing-cycles>
    <meta:print-date>2015-10-23T03:51:00</meta:print-date>
    <meta:creation-date>2015-10-22T14:11:00</meta:creation-date>
    <dc:date>2015-12-05T23:55:53.907819195</dc:date>
    <meta:editing-duration>PT11M25S</meta:editing-duration>
    <meta:generator>LibreOffice/4.2.8.2$Linux_X86_64 LibreOffice_project/420m0$Build-2</meta:generator>
    <meta:document-statistic meta:table-count="0" meta:image-count="0" meta:object-count="0" meta:page-count="2" meta:paragraph-count="35" meta:word-count="461" meta:character-count="1042" meta:non-whitespace-character-count="9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